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4B03E1AE77AA01478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svg:stroke-color="#ff00ff" draw:textarea-horizontal-align="center" draw:textarea-vertical-align="middle" loext:glow-radius="0cm" loext:softedge-radius="0cm" draw:color-mode="watermark" draw:luminance="-40%" draw:contrast="100%" draw:gamma="100%" draw:red="0%" draw:green="0%" draw:blue="0%" fo:clip="rect(0cm, 0cm, 0cm, 0cm)" draw:image-opacity="9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25cm" svg:height="3.605cm" svg:x="2cm" svg:y="3.5cm">
          <draw:image xlink:href="Pictures/10000000000004B0000004B03E1AE77AA01478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3:23:08.856281487</meta:creation-date>
    <dc:date>2024-03-28T13:31:25.107625293</dc:date>
    <meta:editing-duration>PT8M19S</meta:editing-duration>
    <meta:editing-cycles>1</meta:editing-cycles>
    <meta:document-statistic meta:object-count="1"/>
    <meta:generator>LibreOffice/7.3.7.2$Linux_X86_64 LibreOffice_project/30$Build-2</meta:generator>
  </office:meta>
</office:document-meta>
</file>